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7f5c1" officeooo:paragraph-rsid="0007f5c1" style:font-size-asian="15pt" style:language-asian="zh" style:country-asian="CN" style:font-size-complex="15pt"/>
    </style:style>
    <style:style style:name="P2" style:family="paragraph" style:parent-style-name="Standard">
      <style:text-properties fo:font-size="26pt" fo:font-weight="bold" officeooo:rsid="0009d0d8" officeooo:paragraph-rsid="0009d0d8" style:font-size-asian="26pt" style:language-asian="zh" style:country-asian="CN" style:font-weight-asian="bold" style:font-size-complex="26pt" style:font-weight-complex="bold"/>
    </style:style>
    <style:style style:name="P3" style:family="paragraph" style:parent-style-name="Standard">
      <style:text-properties fo:font-size="12pt" fo:font-weight="normal" officeooo:rsid="0009d0d8" officeooo:paragraph-rsid="0009d0d8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text-properties fo:font-size="12pt" officeooo:rsid="0009d0d8" officeooo:paragraph-rsid="0009d0d8" style:font-size-asian="12pt" style:language-asian="zh" style:country-asian="CN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Frame jf=new JFrame("QQ");</text:p>
      <text:p text:style-name="P1"><text:s text:c="7"/>jf.setVisible(true);</text:p>
      <text:p text:style-name="P1"><text:s text:c="7"/>//窗口关闭规则</text:p>
      <text:p text:style-name="P1"><text:s text:c="7"/>//EXIT_ON_CLOSE隐藏窗口，并停止运行</text:p>
      <text:p text:style-name="P1"><text:s text:c="8"/>//DO_NOTHING_ON_CLOSE无任何操作</text:p>
      <text:p text:style-name="P1"><text:s text:c="7"/>//HIDE_ON_CLOSE释放窗体资源</text:p>
      <text:p text:style-name="P1"><text:s text:c="8"/>jf.setDefaultCloseOperation(JFrame.HIDE_ON_CLOSE);</text:p>
      <text:p text:style-name="P1"><text:s text:c="8"/>//jf.setSize(500, 500);//设置窗体的大小，单位：像素</text:p>
      <text:p text:style-name="P1"><text:s text:c="8"/>//jf.setLocation(710, 290);//设置窗口显示的坐标，单位：像素</text:p>
      <text:p text:style-name="P1"><text:s text:c="8"/>jf.setBounds(710, 290, 500, 500);//设置窗体大小和显示的坐标</text:p>
      <text:p text:style-name="P1"><text:s text:c="8"/>Container c=jf.getContentPane();//获取窗体中的容器</text:p>
      <text:p text:style-name="P1"><text:s text:c="8"/>c.setBackground(Color.BLUE);//设置背景颜色</text:p>
      <text:p text:style-name="P1"><text:s text:c="8"/>JLabel l=new JLabel("这是一个QQ");//设置标签</text:p>
      <text:p text:style-name="P1"><text:s text:c="8"/>c.add(l);//往容器中添加标签</text:p>
      <text:p text:style-name="P1"><text:s text:c="8"/>c.remove(l);//删除组件</text:p>
      <text:p text:style-name="P1"><text:s text:c="8"/>c.validate();//验证容器中的组建</text:p>
      <text:p text:style-name="P1"><text:s text:c="8"/>//jf.setContentPane(c);//重新载入容器,和验证容器效果一样</text:p>
      <text:p text:style-name="P1"><text:s text:c="8"/><text:span text:style-name="T1">jf.setResizable(false);//设置窗口是否可以改变大小</text:span></text:p>
      <text:p text:style-name="P1"><text:s text:c="8"/>System.out.println("x="+jf.getX()+"y"+jf.getY());//获取窗口的显示坐标位置</text:p>
      <text:p text:style-name="P1"><text:tab/>}</text:p>
      <text:p text:style-name="P2">使用类来设置窗口</text:p>
      <text:p text:style-name="P3">public class JframeDemo extends JFrame {//让类继承JFtame成为窗体</text:p>
      <text:p text:style-name="P3"/>
      <text:p text:style-name="P3"><text:tab/>public <text:s/>JframeDemo(){</text:p>
      <text:p text:style-name="P3"><text:tab/><text:tab/>// TODO Auto-generated method stub</text:p>
      <text:p text:style-name="P3"><text:tab/> <text:s text:c="6"/>setVisible(true);</text:p>
      <text:p text:style-name="P3"><text:tab/> <text:s text:c="6"/>setTitle("微信");//设置窗口标题</text:p>
      <text:p text:style-name="P3"><text:tab/> <text:s text:c="6"/>//窗口关闭规则</text:p>
      <text:p text:style-name="P3"><text:tab/> <text:s text:c="6"/>//EXIT_ON_CLOSE隐藏窗口，并停止运行</text:p>
      <text:p text:style-name="P3"><text:tab/> <text:s text:c="7"/>//DO_NOTHING_ON_CLOSE无任何操作</text:p>
      <text:p text:style-name="P3"><text:tab/> <text:s text:c="6"/>//HIDE_ON_CLOSE释放窗体资源</text:p>
      <text:p text:style-name="P3"><text:tab/> <text:s text:c="7"/>setDefaultCloseOperation(JFrame.HIDE_ON_CLOSE);</text:p>
      <text:p text:style-name="P3"><text:tab/> <text:s text:c="7"/>//jf.setSize(500, 500);//设置窗体的大小，单位：像素</text:p>
      <text:p text:style-name="P3"><text:tab/> <text:s text:c="7"/>//jf.setLocation(710, 290);//设置窗口显示的坐标，单位：像素</text:p>
      <text:p text:style-name="P3"><text:tab/> <text:s text:c="7"/>setBounds(710, 290, 500, 500);//设置窗体大小和显示的坐标</text:p>
      <text:p text:style-name="P3"><text:tab/> <text:s text:c="7"/>Container c=getContentPane();//获取窗体中的容器</text:p>
      <text:p text:style-name="P3"><text:tab/> <text:s text:c="7"/>c.setBackground(Color.BLUE);//设置背景颜色</text:p>
      <text:p text:style-name="P3"><text:tab/> <text:s text:c="7"/>JLabel l=new JLabel("这是一个QQ");//设置标签</text:p>
      <text:p text:style-name="P3"><text:tab/> <text:s text:c="7"/>c.add(l);//往容器中添加标签</text:p>
      <text:p text:style-name="P3"><text:tab/> <text:s text:c="7"/>c.remove(l);//删除组件</text:p>
      <text:p text:style-name="P3"><text:tab/> <text:s text:c="7"/>c.validate();//验证容器中的组建</text:p>
      <text:p text:style-name="P3"><text:tab/> <text:s text:c="7"/>//jf.setContentPane(c);//重新载入容器,和验证容器效果一样</text:p>
      <text:p text:style-name="P3"><text:tab/> <text:s text:c="7"/>setResizable(false);//设置窗口是否可以改变大小</text:p>
      <text:p text:style-name="P3"><text:tab/> <text:s text:c="7"/>System.out.println("x="+getX()+"y"+getY());//获取窗口的显示坐标位置</text:p>
      <text:p text:style-name="P3"><text:tab/>}</text:p>
      <text:p text:style-name="P3"><text:soft-page-break/><text:tab/>public static void main(String[] args) {</text:p>
      <text:p text:style-name="P3"><text:tab/>new JframeDemo();</text:p>
      <text:p text:style-name="P3"><text:tab/>}</text:p>
      <text:p text:style-name="P3"/>
      <text:p text:style-name="P3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6S</meta:editing-duration>
    <meta:editing-cycles>4</meta:editing-cycles>
    <meta:generator>LibreOffice/5.3.0.3$Windows_X86_64 LibreOffice_project/7074905676c47b82bbcfbea1aeefc84afe1c50e1</meta:generator>
    <dc:date>2017-12-23T20:21:56.610000000</dc:date>
    <meta:document-statistic meta:table-count="0" meta:image-count="0" meta:object-count="0" meta:page-count="2" meta:paragraph-count="48" meta:word-count="405" meta:character-count="1709" meta:non-whitespace-character-count="1360"/>
    <meta:user-defined meta:name="Info 1"/>
    <meta:user-defined meta:name="Info 2"/>
    <meta:user-defined meta:name="Info 3"/>
    <meta:user-defined meta:name="Info 4"/>
  </office:meta>
</office:document-meta>
</file>